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fo:language="en" fo:country="AU"/>
    </style:style>
    <style:style style:name="P2" style:family="paragraph" style:parent-style-name="Footer">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style:font-name="Calibri" fo:font-size="13pt" fo:language="en" fo:country="AU" style:font-name-asian="Times New Roman1" style:font-size-asian="13pt" style:font-size-complex="13pt"/>
    </style:style>
    <style:style style:name="P4" style:family="paragraph" style:parent-style-name="Footer">
      <style:text-properties fo:language="en" fo:country="AU"/>
    </style:style>
    <style:style style:name="P5" style:family="paragraph" style:parent-style-name="Standard">
      <style:paragraph-properties fo:margin-left="0.751cm" fo:margin-right="0cm" fo:text-indent="-0.751cm" style:auto-text-indent="false"/>
    </style:style>
    <style:style style:name="P6" style:family="paragraph" style:parent-style-name="Standard">
      <style:text-properties fo:color="#000000" style:font-name="Bitstream Charter" fo:font-size="12pt" fo:language="en" fo:country="AU" officeooo:rsid="00118895" officeooo:paragraph-rsid="00118895" style:font-name-asian="Times New Roman1" style:font-size-asian="12pt" style:font-size-complex="12pt"/>
    </style:style>
    <style:style style:name="P7" style:family="paragraph" style:parent-style-name="Standard">
      <style:text-properties fo:color="#000000" style:font-name="Bitstream Charter" fo:font-size="12pt" fo:language="en" fo:country="AU" officeooo:rsid="0012ac41" officeooo:paragraph-rsid="0012ac41" style:font-name-asian="Times New Roman1" style:font-size-asian="12pt" style:font-size-complex="12pt"/>
    </style:style>
    <style:style style:name="P8" style:family="paragraph" style:parent-style-name="Standard">
      <style:text-properties fo:color="#000000" style:font-name="Abyssinica SIL" fo:font-size="13pt" fo:language="en" fo:country="AU" officeooo:rsid="00118895" officeooo:paragraph-rsid="00118895" style:font-name-asian="Times New Roman1" style:font-size-asian="13pt" style:font-size-complex="13pt"/>
    </style:style>
    <style:style style:name="P9" style:family="paragraph" style:parent-style-name="Standard">
      <style:text-properties fo:color="#000000" style:font-name="Calibri" fo:font-size="13pt" fo:language="en" fo:country="AU" officeooo:rsid="0017a886" officeooo:paragraph-rsid="0017a886" style:font-name-asian="Times New Roman1" style:font-size-asian="13pt" style:font-size-complex="13pt"/>
    </style:style>
    <style:style style:name="P10" style:family="paragraph" style:parent-style-name="Standard">
      <style:text-properties fo:color="#000000" style:font-name="Calibri" fo:font-size="13pt" fo:language="en" fo:country="AU" fo:font-style="italic" fo:font-weight="bold" style:font-name-asian="Times New Roman1" style:font-size-asian="13pt" style:font-style-asian="italic" style:font-weight-asian="bold" style:font-size-complex="13pt"/>
    </style:style>
    <style:style style:name="P11" style:family="paragraph" style:parent-style-name="Standard">
      <style:text-properties fo:color="#000000" style:font-name="Calibri" fo:language="en" fo:country="AU" fo:font-style="normal" officeooo:paragraph-rsid="000da189" style:font-style-asian="normal" style:font-style-complex="normal"/>
    </style:style>
    <style:style style:name="P12" style:family="paragraph" style:parent-style-name="Standard">
      <style:text-properties fo:color="#000000" style:font-name="Calibri" fo:language="en" fo:country="AU" officeooo:rsid="0017a886" officeooo:paragraph-rsid="0017a886"/>
    </style:style>
    <style:style style:name="P13" style:family="paragraph" style:parent-style-name="Standard">
      <style:text-properties fo:color="#000000" style:font-name="Century Schoolbook L" fo:font-size="12pt" fo:language="en" fo:country="AU" officeooo:paragraph-rsid="0012ef39" style:font-name-asian="Times New Roman1" style:font-size-asian="12pt" style:font-size-complex="12pt"/>
    </style:style>
    <style:style style:name="P14" style:family="paragraph" style:parent-style-name="Standard">
      <style:text-properties fo:color="#0000ff" style:font-name="Calibri" fo:font-size="13pt" fo:language="en" fo:country="AU" style:font-name-asian="Times New Roman1" style:font-size-asian="13pt" style:font-size-complex="13pt"/>
    </style:style>
    <style:style style:name="P15" style:family="paragraph" style:parent-style-name="Standard">
      <style:text-properties fo:color="#0000ff" style:font-name="Calibri" fo:font-size="13pt" fo:language="en" fo:country="AU" officeooo:rsid="0019823b" officeooo:paragraph-rsid="0019823b" style:font-name-asian="Times New Roman1" style:font-size-asian="13pt" style:font-size-complex="13pt"/>
    </style:style>
    <style:style style:name="P16" style:family="paragraph" style:parent-style-name="Standard">
      <style:text-properties fo:color="#0000ff" style:font-name="Calibri" fo:font-size="13pt" fo:language="en" fo:country="AU" officeooo:rsid="00118895" officeooo:paragraph-rsid="00118895" style:font-name-asian="Times New Roman1" style:font-size-asian="13pt" style:font-size-complex="13pt"/>
    </style:style>
    <style:style style:name="P17" style:family="paragraph" style:parent-style-name="Standard">
      <style:text-properties fo:color="#0000ff" style:font-name="Calibri" fo:language="en" fo:country="AU"/>
    </style:style>
    <style:style style:name="P18" style:family="paragraph" style:parent-style-name="Standard">
      <style:text-properties fo:color="#0000ff" style:font-name="Calibri" fo:language="en" fo:country="AU" officeooo:paragraph-rsid="00106e9f"/>
    </style:style>
    <style:style style:name="P19" style:family="paragraph" style:parent-style-name="Standard">
      <style:text-properties style:font-name="Calibri" fo:font-size="13pt" fo:language="en" fo:country="AU" fo:font-weight="bold" style:font-size-asian="13pt" style:font-weight-asian="bold" style:font-size-complex="13pt"/>
    </style:style>
    <style:style style:name="P20" style:family="paragraph" style:parent-style-name="Standard">
      <style:text-properties style:font-name="Calibri" fo:font-size="13pt" fo:language="en" fo:country="AU" fo:font-weight="bold" style:font-name-asian="Times New Roman1" style:font-size-asian="13pt" style:font-weight-asian="bold" style:font-size-complex="13pt"/>
    </style:style>
    <style:style style:name="P21" style:family="paragraph" style:parent-style-name="Standard">
      <style:text-properties style:font-name="Calibri" fo:font-size="13pt" fo:language="en" fo:country="AU" style:font-size-asian="13pt" style:font-size-complex="13pt"/>
    </style:style>
    <style:style style:name="P22" style:family="paragraph" style:parent-style-name="Standard">
      <style:text-properties style:font-name="Calibri" fo:font-size="13pt" fo:language="en" fo:country="AU" fo:font-style="italic" fo:font-weight="bold" style:font-name-asian="Times New Roman1" style:font-size-asian="13pt" style:font-style-asian="italic" style:font-weight-asian="bold" style:font-size-complex="13pt"/>
    </style:style>
    <style:style style:name="P23" style:family="paragraph" style:parent-style-name="Standard">
      <style:text-properties style:font-name="Calibri" fo:font-size="13pt" fo:language="en" fo:country="AU" style:font-name-asian="Times New Roman1" style:font-size-asian="13pt" style:font-size-complex="13pt"/>
    </style:style>
    <style:style style:name="P24" style:family="paragraph" style:parent-style-name="Standard">
      <style:text-properties style:font-name="Calibri" fo:language="en" fo:country="AU"/>
    </style:style>
    <style:style style:name="P25" style:family="paragraph" style:parent-style-name="Standard">
      <style:text-properties style:font-name="Verdana" fo:font-size="11pt" fo:language="en" fo:country="AU" fo:font-weight="normal" officeooo:paragraph-rsid="0019823b" style:font-size-asian="11pt" style:font-weight-asian="normal" style:font-size-complex="11pt" style:font-weight-complex="normal"/>
    </style:style>
    <style:style style:name="P26" style:family="paragraph" style:parent-style-name="Standard">
      <style:text-properties fo:language="en" fo:country="AU"/>
    </style:style>
    <style:style style:name="P27" style:family="paragraph" style:parent-style-name="Standard">
      <style:text-properties fo:language="en" fo:country="AU" fo:font-weight="normal" officeooo:rsid="0019823b" officeooo:paragraph-rsid="0019823b" style:font-weight-asian="normal" style:font-weight-complex="normal"/>
    </style:style>
    <style:style style:name="P28" style:family="paragraph" style:parent-style-name="Standard">
      <style:text-properties fo:language="en" fo:country="AU" fo:font-weight="normal" officeooo:rsid="0019823b" officeooo:paragraph-rsid="0019db44" style:font-weight-asian="normal" style:font-weight-complex="normal"/>
    </style:style>
    <style:style style:name="P29" style:family="paragraph" style:parent-style-name="Standard">
      <style:text-properties fo:language="en" fo:country="AU" fo:font-weight="normal" officeooo:rsid="0019823b" officeooo:paragraph-rsid="001a527b" style:font-weight-asian="normal" style:font-weight-complex="normal"/>
    </style:style>
    <style:style style:name="P30" style:family="paragraph" style:parent-style-name="Standard">
      <style:paragraph-properties fo:text-align="center" style:justify-single-word="false"/>
      <style:text-properties fo:language="en" fo:country="AU" fo:font-style="italic" fo:font-weight="normal" officeooo:rsid="0019db44" officeooo:paragraph-rsid="0019db44" style:font-style-asian="italic" style:font-weight-asian="normal" style:font-style-complex="italic" style:font-weight-complex="normal"/>
    </style:style>
    <style:style style:name="P31" style:family="paragraph" style:parent-style-name="Standard">
      <style:text-properties officeooo:paragraph-rsid="001b8f26"/>
    </style:style>
    <style:style style:name="P32" style:family="paragraph" style:parent-style-name="Standard">
      <style:paragraph-properties fo:margin-left="2.54cm" fo:margin-right="0cm" fo:text-indent="0cm" style:auto-text-indent="false"/>
      <style:text-properties fo:language="en" fo:country="AU"/>
    </style:style>
    <style:style style:name="P33" style:family="paragraph" style:parent-style-name="Standard">
      <style:paragraph-properties fo:margin-left="2.54cm" fo:margin-right="0cm" fo:text-indent="0cm" style:auto-text-indent="false"/>
      <style:text-properties fo:language="en" fo:country="AU" officeooo:paragraph-rsid="0017a886"/>
    </style:style>
    <style:style style:name="P34" style:family="paragraph" style:parent-style-name="Standard">
      <style:paragraph-properties fo:margin-left="1.27cm" fo:margin-right="0cm" fo:text-indent="0cm" style:auto-text-indent="false"/>
      <style:text-properties style:font-name="Calibri" fo:font-size="13pt" fo:language="en" fo:country="AU" fo:font-weight="bold" style:font-name-asian="Times New Roman1" style:font-size-asian="13pt" style:font-weight-asian="bold" style:font-size-complex="13pt"/>
    </style:style>
    <style:style style:name="P35" style:family="paragraph" style:parent-style-name="Standard">
      <style:paragraph-properties fo:margin-left="1.27cm" fo:margin-right="0cm" fo:text-indent="0cm" style:auto-text-indent="false"/>
      <style:text-properties style:font-name="Calibri" fo:font-size="13pt" fo:language="en" fo:country="AU" style:font-name-asian="Times New Roman1" style:font-size-asian="13pt" style:font-size-complex="13pt"/>
    </style:style>
    <style:style style:name="P36" style:family="paragraph" style:parent-style-name="Standard">
      <style:paragraph-properties fo:margin-left="1.27cm" fo:margin-right="0cm" fo:text-indent="0cm" style:auto-text-indent="false"/>
      <style:text-properties fo:language="en" fo:country="AU"/>
    </style:style>
    <style:style style:name="P37" style:family="paragraph" style:parent-style-name="Standard">
      <style:paragraph-properties fo:margin-top="0.106cm" fo:margin-bottom="0.106cm" loext:contextual-spacing="false"/>
      <style:text-properties fo:color="#000000" style:font-name="Abyssinica SIL" fo:font-size="12pt" fo:language="en" fo:country="AU" officeooo:paragraph-rsid="000c301a" style:font-size-asian="12pt" style:font-size-complex="12pt"/>
    </style:style>
    <style:style style:name="P38" style:family="paragraph" style:parent-style-name="Standard">
      <style:paragraph-properties fo:padding-left="0cm" fo:padding-right="0cm" fo:padding-top="0cm" fo:padding-bottom="0.035cm" fo:border-left="none" fo:border-right="none" fo:border-top="none" fo:border-bottom="0.74pt solid #00000a"/>
      <style:text-properties style:font-name="Calibri" fo:language="en" fo:country="AU"/>
    </style:style>
    <style:style style:name="P39" style:family="paragraph" style:parent-style-name="Standard">
      <style:paragraph-properties fo:margin-left="0.667cm" fo:margin-right="0cm" fo:text-indent="0cm" style:auto-text-indent="false"/>
      <style:text-properties fo:color="#0000ff" style:font-name="Calibri" fo:language="en" fo:country="AU"/>
    </style:style>
    <style:style style:name="P40" style:family="paragraph" style:parent-style-name="Standard">
      <style:paragraph-properties fo:break-before="page"/>
      <style:text-properties style:font-name="Calibri" fo:font-size="13pt" fo:language="en" fo:country="AU" fo:font-weight="bold" style:font-name-asian="Times New Roman1" style:font-size-asian="13pt" style:font-weight-asian="bold" style:font-size-complex="13pt"/>
    </style:style>
    <style:style style:name="P41" style:family="paragraph" style:parent-style-name="UP_20_Section_20_Heading">
      <style:text-properties style:font-name="Calibri" fo:language="en" fo:country="AU"/>
    </style:style>
    <style:style style:name="P42" style:family="paragraph" style:parent-style-name="UP_20_Section_20_Heading">
      <style:text-properties style:font-name="Calibri" fo:language="en" fo:country="AU" fo:font-weight="normal" style:font-name-asian="Times New Roman1" style:font-weight-asian="normal" style:font-size-complex="13pt"/>
    </style:style>
    <style:style style:name="P43" style:family="paragraph" style:parent-style-name="UP_20_Section_20_Heading">
      <style:text-properties style:font-name="Calibri" fo:language="en" fo:country="AU" style:font-name-asian="Times New Roman1" style:font-size-complex="13pt"/>
    </style:style>
    <style:style style:name="P44" style:family="paragraph" style:parent-style-name="UP_20_Section_20_Heading">
      <style:text-properties fo:color="#000000" style:font-name="Bitstream Charter" fo:font-size="12pt" fo:language="en" fo:country="AU" fo:font-style="italic" fo:font-weight="normal" officeooo:rsid="000da189" officeooo:paragraph-rsid="000da189" style:font-size-asian="12pt" style:font-style-asian="italic" style:font-weight-asian="normal" style:font-size-complex="12pt"/>
    </style:style>
    <style:style style:name="P45" style:family="paragraph" style:parent-style-name="UP_20_Paper_20_Title">
      <style:text-properties fo:color="#000000" style:font-name="Calibri" fo:font-size="13pt" fo:language="en" fo:country="AU" officeooo:rsid="000c301a" officeooo:paragraph-rsid="000c301a" style:font-size-asian="13pt" style:font-size-complex="13pt"/>
    </style:style>
    <style:style style:name="P46" style:family="paragraph" style:parent-style-name="Standard" style:master-page-name="Standard">
      <style:paragraph-properties style:page-number="auto"/>
      <style:text-properties style:font-name="Calibri" fo:font-size="13pt" fo:language="en" fo:country="AU" fo:font-weight="bold" style:font-size-asian="13pt" style:font-weight-asian="bold" style:font-size-complex="13pt"/>
    </style:style>
    <style:style style:name="P47" style:family="paragraph" style:parent-style-name="Standard" style:list-style-name="L1">
      <style:text-properties fo:color="#000000" style:font-name="Bitstream Charter" fo:font-size="12pt" fo:language="en" fo:country="AU" fo:font-style="italic" officeooo:rsid="000da189" officeooo:paragraph-rsid="000da189" style:font-size-asian="12pt" style:font-style-asian="italic" style:font-size-complex="12pt" style:font-style-complex="italic"/>
    </style:style>
    <style:style style:name="P48" style:family="paragraph" style:parent-style-name="Standard" style:list-style-name="L1">
      <style:text-properties fo:color="#000000" style:font-name="Bitstream Charter" fo:font-size="12pt" fo:language="en" fo:country="AU" fo:font-style="italic" officeooo:paragraph-rsid="000da189" style:font-size-asian="12pt" style:font-style-asian="italic" style:font-size-complex="12pt" style:font-style-complex="italic"/>
    </style:style>
    <style:style style:name="P49" style:family="paragraph" style:parent-style-name="Standard" style:list-style-name="L2">
      <style:text-properties fo:color="#000000" style:font-name="Abyssinica SIL" fo:font-size="12pt" fo:language="en" fo:country="AU" fo:font-style="italic" officeooo:paragraph-rsid="000da189" style:font-size-asian="12pt" style:font-style-asian="italic" style:font-size-complex="12pt" style:font-style-complex="italic"/>
    </style:style>
    <style:style style:name="P50" style:family="paragraph" style:parent-style-name="Standard" style:list-style-name="L2">
      <style:text-properties fo:color="#000000" style:font-name="Abyssinica SIL" fo:font-size="12pt" fo:language="en" fo:country="AU" fo:font-style="italic" officeooo:rsid="000da189" officeooo:paragraph-rsid="000da189" style:font-size-asian="12pt" style:font-style-asian="italic" style:font-size-complex="12pt" style:font-style-complex="italic"/>
    </style:style>
    <style:style style:name="P51" style:family="paragraph" style:parent-style-name="Standard" style:list-style-name="L1">
      <style:text-properties fo:color="#0000ff" style:font-name="Calibri" fo:language="en" fo:country="AU" fo:font-style="italic" officeooo:paragraph-rsid="000da189" style:font-style-asian="italic"/>
    </style:style>
    <style:style style:name="P52" style:family="paragraph" style:parent-style-name="Standard">
      <style:text-properties fo:color="#0000ff" style:font-name="Calibri" fo:font-size="13pt" fo:language="en" fo:country="AU" style:font-name-asian="Times New Roman1" style:font-size-asian="13pt" style:font-size-complex="13pt"/>
    </style:style>
    <style:style style:name="P53" style:family="paragraph" style:parent-style-name="Standard">
      <style:text-properties style:font-name="Verdana" fo:font-size="11pt" fo:language="en" fo:country="AU" fo:font-weight="normal" officeooo:rsid="0019823b" officeooo:paragraph-rsid="0019823b" style:font-size-asian="11pt" style:font-weight-asian="normal" style:font-size-complex="11pt" style:font-weight-complex="normal"/>
    </style:style>
    <style:style style:name="P54" style:family="paragraph" style:parent-style-name="Standard">
      <style:text-properties style:font-name="Verdana" fo:font-size="11pt" fo:language="en" fo:country="AU" fo:font-weight="normal" officeooo:rsid="0019823b" officeooo:paragraph-rsid="001a527b" style:font-size-asian="11pt" style:font-weight-asian="normal" style:font-size-complex="11pt" style:font-weight-complex="normal"/>
    </style:style>
    <style:style style:name="P55" style:family="paragraph" style:parent-style-name="Standard">
      <style:text-properties style:font-name="Verdana" fo:font-size="11pt" fo:language="en" fo:country="AU" fo:font-weight="normal" officeooo:rsid="0019db44" officeooo:paragraph-rsid="0019db44" style:font-size-asian="11pt" style:font-weight-asian="normal" style:font-size-complex="11pt" style:font-weight-complex="normal"/>
    </style:style>
    <style:style style:name="P56" style:family="paragraph" style:parent-style-name="Standard">
      <style:text-properties style:font-name="Verdana" fo:font-size="11pt" fo:language="en" fo:country="AU" fo:font-weight="normal" officeooo:rsid="001a92c5" officeooo:paragraph-rsid="001a92c5" style:font-size-asian="11pt" style:font-weight-asian="normal" style:font-size-complex="11pt" style:font-weight-complex="normal"/>
    </style:style>
    <style:style style:name="P57" style:family="paragraph" style:parent-style-name="Standard">
      <style:text-properties style:font-name="Verdana" fo:font-size="11pt" fo:language="en" fo:country="AU" fo:font-weight="normal" officeooo:paragraph-rsid="0019823b" style:font-size-asian="11pt" style:font-weight-asian="normal" style:font-size-complex="11pt" style:font-weight-complex="normal"/>
    </style:style>
    <style:style style:name="P58" style:family="paragraph" style:parent-style-name="Standard">
      <style:text-properties style:font-name="Verdana" fo:font-size="11pt" fo:language="en" fo:country="AU" fo:font-weight="normal" officeooo:paragraph-rsid="0019823b" style:font-size-asian="11pt" style:font-weight-asian="normal" style:font-name-complex="Courier New" style:font-size-complex="11pt" style:font-weight-complex="normal"/>
    </style:style>
    <style:style style:name="P59" style:family="paragraph" style:parent-style-name="Standard">
      <style:text-properties style:font-name="Verdana" fo:font-size="11pt" fo:language="en" fo:country="AU" fo:font-weight="normal" officeooo:rsid="0019823b" officeooo:paragraph-rsid="0019823b" style:font-name-asian="Times New Roman1" style:font-size-asian="11pt" style:font-weight-asian="normal" style:font-name-complex="Courier New" style:font-size-complex="11pt" style:font-weight-complex="normal"/>
    </style:style>
    <style:style style:name="P60" style:family="paragraph" style:parent-style-name="Standard">
      <style:text-properties style:font-name="Verdana" fo:font-size="11pt" fo:language="en" fo:country="AU" fo:font-weight="normal" officeooo:paragraph-rsid="0019823b" style:font-name-asian="Times New Roman1" style:font-size-asian="11pt" style:font-weight-asian="normal" style:font-size-complex="11pt" style:font-weight-complex="normal"/>
    </style:style>
    <style:style style:name="P61" style:family="paragraph" style:parent-style-name="Standard">
      <style:text-properties style:font-name="Verdana" fo:font-size="11pt" fo:language="en" fo:country="AU" fo:font-style="italic" fo:font-weight="normal" officeooo:rsid="0019db44" officeooo:paragraph-rsid="0019db44" style:font-size-asian="11pt" style:font-style-asian="italic" style:font-weight-asian="normal" style:font-size-complex="11pt" style:font-style-complex="italic" style:font-weight-complex="normal"/>
    </style:style>
    <style:style style:name="P62" style:family="paragraph" style:parent-style-name="Standard">
      <style:text-properties style:font-name="Verdana" fo:font-size="11pt" fo:language="en" fo:country="AU" fo:font-weight="bold" officeooo:paragraph-rsid="0019823b" style:font-name-asian="Times New Roman1" style:font-size-asian="11pt" style:font-weight-asian="bold" style:font-size-complex="11pt"/>
    </style:style>
    <style:style style:name="P63" style:family="paragraph" style:parent-style-name="Standard" style:list-style-name="">
      <style:text-properties style:font-name="Calibri" fo:font-size="13pt" fo:language="en" fo:country="AU" fo:font-weight="bold" style:font-name-asian="Times New Roman1" style:font-size-asian="13pt" style:font-weight-asian="bold" style:font-size-complex="13pt" style:font-weight-complex="bold"/>
    </style:style>
    <style:style style:name="P64" style:family="paragraph" style:parent-style-name="Standard">
      <style:text-properties style:font-name="Calibri" fo:font-size="13pt" fo:language="en" fo:country="AU" officeooo:rsid="001c1667" officeooo:paragraph-rsid="001c1667" style:font-name-asian="Times New Roman1" style:font-size-asian="13pt" style:font-size-complex="13pt"/>
    </style:style>
    <style:style style:name="P65" style:family="paragraph" style:parent-style-name="Standard">
      <style:text-properties style:font-name="Calibri" fo:font-size="13pt" fo:language="en" fo:country="AU" officeooo:rsid="001de23e" officeooo:paragraph-rsid="001de23e" style:font-name-asian="Times New Roman1" style:font-size-asian="13pt" style:font-size-complex="13pt"/>
    </style:style>
    <style:style style:name="P66" style:family="paragraph" style:parent-style-name="Standard">
      <style:paragraph-properties fo:margin-top="0.106cm" fo:margin-bottom="0.106cm" loext:contextual-spacing="false"/>
      <style:text-properties fo:color="#000000" style:font-name="Verdana" fo:font-size="10pt" fo:language="en" fo:country="AU" officeooo:paragraph-rsid="0017a886" style:font-size-asian="10pt" style:font-name-complex="Verdana1" style:font-size-complex="10pt"/>
    </style:style>
    <style:style style:name="P67" style:family="paragraph" style:parent-style-name="UP_20_Section_20_Heading">
      <style:text-properties style:font-name="Calibri" fo:language="en" fo:country="AU" fo:font-weight="normal" style:font-name-asian="Times New Roman1" style:font-weight-asian="normal" style:font-size-complex="13pt"/>
    </style:style>
    <style:style style:name="T1" style:family="text">
      <style:text-properties fo:color="#a6a6a6" fo:language="en" fo:country="AU"/>
    </style:style>
    <style:style style:name="T2" style:family="text">
      <style:text-properties fo:color="#0000ff"/>
    </style:style>
    <style:style style:name="T3" style:family="text">
      <style:text-properties fo:color="#0000ff" fo:language="en" fo:country="AU"/>
    </style:style>
    <style:style style:name="T4" style:family="text">
      <style:text-properties fo:color="#0000ff" fo:language="en" fo:country="AU" style:font-name-asian="Times New Roman1"/>
    </style:style>
    <style:style style:name="T5" style:family="text">
      <style:text-properties fo:color="#0000ff" style:font-name="Calibri" fo:font-size="13pt" style:font-name-asian="Times New Roman1" style:font-size-asian="13pt" style:font-size-complex="13pt"/>
    </style:style>
    <style:style style:name="T6" style:family="text">
      <style:text-properties fo:color="#0000ff" style:font-name="Calibri" fo:font-size="13pt" officeooo:rsid="0017a886" style:font-name-asian="Times New Roman1" style:font-size-asian="13pt" style:font-size-complex="13pt"/>
    </style:style>
    <style:style style:name="T7" style:family="text">
      <style:text-properties fo:color="#0000ff" style:font-name="Calibri" fo:font-size="13pt" fo:font-style="italic" fo:font-weight="bold" style:font-name-asian="Times New Roman1" style:font-size-asian="13pt" style:font-style-asian="italic" style:font-weight-asian="bold" style:font-size-complex="13pt"/>
    </style:style>
    <style:style style:name="T8" style:family="text">
      <style:text-properties fo:color="#0000ff" style:font-name="Calibri" fo:font-size="13pt" fo:font-style="italic" fo:font-weight="bold" officeooo:rsid="0017a886" style:font-name-asian="Times New Roman1" style:font-size-asian="13pt" style:font-style-asian="italic" style:font-weight-asian="bold" style:font-size-complex="13pt"/>
    </style:style>
    <style:style style:name="T9" style:family="text">
      <style:text-properties fo:color="#0000ff" style:font-name="Calibri" fo:font-size="13pt" fo:font-style="italic" style:font-name-asian="Times New Roman1" style:font-size-asian="13pt" style:font-style-asian="italic" style:font-size-complex="13pt"/>
    </style:style>
    <style:style style:name="T10" style:family="text">
      <style:text-properties fo:color="#0000ff" style:font-name="Calibri" fo:font-size="13pt" fo:font-style="italic" officeooo:rsid="0017a886" style:font-name-asian="Times New Roman1" style:font-size-asian="13pt" style:font-style-asian="italic" style:font-size-complex="13pt"/>
    </style:style>
    <style:style style:name="T11" style:family="text">
      <style:text-properties fo:color="#0000ff" style:font-name="Calibri" fo:language="en" fo:country="AU"/>
    </style:style>
    <style:style style:name="T12" style:family="text">
      <style:text-properties fo:color="#0000ff" style:font-name="Calibri" fo:language="en" fo:country="AU" fo:font-style="italic" style:font-style-asian="italic"/>
    </style:style>
    <style:style style:name="T13" style:family="text">
      <style:text-properties fo:color="#0000ff" officeooo:rsid="0017a886"/>
    </style:style>
    <style:style style:name="T14" style:family="text">
      <style:text-properties style:font-name="Calibri" fo:font-size="13pt" fo:font-weight="bold" style:font-name-asian="Times New Roman1" style:font-size-asian="13pt" style:font-weight-asian="bold" style:font-size-complex="13pt"/>
    </style:style>
    <style:style style:name="T15" style:family="text">
      <style:text-properties style:font-name="Calibri" fo:font-size="13pt" style:font-name-asian="Times New Roman1" style:font-size-asian="13pt" style:font-size-complex="13pt"/>
    </style:style>
    <style:style style:name="T16" style:family="text">
      <style:text-properties style:font-name="Calibri" fo:font-size="13pt" officeooo:rsid="0017a886" style:font-name-asian="Times New Roman1" style:font-size-asian="13pt" style:font-size-complex="13pt"/>
    </style:style>
    <style:style style:name="T17" style:family="text">
      <style:text-properties style:font-name="Calibri" fo:font-size="13pt" fo:font-style="italic" fo:font-weight="bold" style:font-name-asian="Times New Roman1" style:font-size-asian="13pt" style:font-style-asian="italic" style:font-weight-asian="bold" style:font-size-complex="13pt"/>
    </style:style>
    <style:style style:name="T18" style:family="text">
      <style:text-properties style:font-name="Calibri" fo:language="en" fo:country="AU"/>
    </style:style>
    <style:style style:name="T19" style:family="text">
      <style:text-properties fo:color="#000000" style:font-name="Bitstream Charter" fo:font-size="12pt" officeooo:rsid="00106e9f" style:font-size-asian="12pt" style:font-size-complex="12pt"/>
    </style:style>
    <style:style style:name="T20" style:family="text">
      <style:text-properties officeooo:rsid="000c301a"/>
    </style:style>
    <style:style style:name="T21" style:family="text">
      <style:text-properties officeooo:rsid="00106e9f"/>
    </style:style>
    <style:style style:name="T22" style:family="text">
      <style:text-properties fo:font-size="13pt" fo:font-weight="bold" style:font-name-asian="Times New Roman1" style:font-size-asian="13pt" style:font-weight-asian="bold" style:font-size-complex="13pt"/>
    </style:style>
    <style:style style:name="T23" style:family="text">
      <style:text-properties fo:font-size="13pt" fo:font-weight="bold" officeooo:rsid="0015ef56" style:font-name-asian="Times New Roman1" style:font-size-asian="13pt" style:font-weight-asian="bold" style:font-size-complex="13pt"/>
    </style:style>
    <style:style style:name="T24" style:family="text">
      <style:text-properties style:font-name="Verdana" fo:font-size="11pt" style:font-size-asian="11pt" style:font-size-complex="11pt"/>
    </style:style>
    <style:style style:name="T25" style:family="text">
      <style:text-properties style:font-name="Verdana" fo:font-size="11pt" officeooo:rsid="0019db44" style:font-size-asian="11pt" style:font-size-complex="11pt"/>
    </style:style>
    <style:style style:name="T26" style:family="text">
      <style:text-properties style:font-name="Verdana" fo:font-size="11pt" officeooo:rsid="001a527b" style:font-size-asian="11pt" style:font-size-complex="11pt"/>
    </style:style>
    <style:style style:name="T27" style:family="text">
      <style:text-properties style:font-name="Verdana" fo:font-size="11pt" style:font-size-asian="11pt" style:font-name-complex="Courier New" style:font-size-complex="11pt"/>
    </style:style>
    <style:style style:name="T28" style:family="text">
      <style:text-properties style:font-name="Verdana" fo:font-size="11pt" style:font-name-asian="Times New Roman1" style:font-size-asian="11pt" style:font-name-complex="Courier New" style:font-size-complex="11pt"/>
    </style:style>
    <style:style style:name="T29" style:family="text">
      <style:text-properties style:font-name="Verdana" fo:font-size="11pt" officeooo:rsid="0019db44" style:font-name-asian="Times New Roman1" style:font-size-asian="11pt" style:font-name-complex="Courier New" style:font-size-complex="11pt"/>
    </style:style>
    <style:style style:name="T30" style:family="text">
      <style:text-properties style:font-name="Verdana" fo:font-size="11pt" fo:language="en" fo:country="AU" fo:font-weight="normal" officeooo:rsid="001a92c5" style:font-size-asian="11pt" style:font-weight-asian="normal" style:font-size-complex="11pt" style:font-weight-complex="normal"/>
    </style:style>
    <style:style style:name="T31" style:family="text">
      <style:text-properties style:font-name="Verdana" fo:font-size="11pt" fo:language="en" fo:country="AU" fo:font-weight="normal" officeooo:rsid="001b8f26" style:font-size-asian="11pt" style:font-weight-asian="normal" style:font-size-complex="11pt" style:font-weight-complex="normal"/>
    </style:style>
    <style:style style:name="T32" style:family="text">
      <style:text-properties style:font-name="Verdana" fo:font-size="11pt" fo:font-style="italic" style:font-size-asian="11pt" style:font-style-asian="italic" style:font-size-complex="11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oftware paper for submission to MEDSCI 736 University of Auckland</text:p>
      <text:p text:style-name="P24"/>
      <text:p text:style-name="P24">To complete this template, please replace the blue text with your own. The paper has three main sections: (1) Overview; (2) Availability; (3) Reuse potential.</text:p>
      <text:p text:style-name="P24"/>
      <text:p text:style-name="P24">Please submit the completed paper to: f.kubke@auckland.ac.nz</text:p>
      <text:p text:style-name="P38"/>
      <text:p text:style-name="P24"/>
      <text:p text:style-name="P19">(1) Overview</text:p>
      <text:p text:style-name="P21"/>
      <text:p text:style-name="P45">The statistical Analysis of the Inner Ear</text:p>
      <text:p text:style-name="P24"/>
      <text:p text:style-name="P41">Paper Authors</text:p>
      <text:list xml:id="list729600328633674675" text:style-name="L1">
        <text:list-item>
          <text:p text:style-name="P47">Lee, Sang Eun </text:p>
        </text:list-item>
        <text:list-item>
          <text:p text:style-name="P47">Plumat, Jerome </text:p>
        </text:list-item>
        <text:list-item>
          <text:p text:style-name="P48">Pireva, Kreshnik</text:p>
          <text:p text:style-name="P51"/>
        </text:list-item>
      </text:list>
      <text:p text:style-name="P41">Paper Author Roles and Affiliations</text:p>
      <text:list xml:id="list3739903911093949935" text:style-name="L2">
        <text:list-item>
          <text:p text:style-name="P49">Development Team, Faculty of Medical and Health Sciences UoA</text:p>
        </text:list-item>
        <text:list-item>
          <text:p text:style-name="P50">Product Owner, Faculty of Medical and Health Sciences UoA</text:p>
        </text:list-item>
        <text:list-item>
          <text:p text:style-name="P50">Scrum Master, UoA</text:p>
        </text:list-item>
      </text:list>
      <text:p text:style-name="P11"/>
      <text:p text:style-name="P41">Abstract</text:p>
      <text:p text:style-name="P37">This study looks to quantify spatial and temporal inflammation-induced changes in the capsular permeability and macrophage infiltration in guinea-pig cochlea using MRI. <text:span text:style-name="T20">Modelling</text:span> of such exchanges in blood and different inner ear (IE) compartments require the analysis of a substantial amount of data. </text:p>
      <text:p text:style-name="P37">This data has been extracted from a set of MRI which measures the propagation of a contrast agent injected into the IE. This project aims to investigate the parsing of this data and statistical analysis of these results. <text:s/></text:p>
      <text:p text:style-name="P37">This project could provide reference data that can in future be used to <text:span text:style-name="T20">quantitatively</text:span> assess the treatment of ear disease in animal models and establish a <text:span text:style-name="T20">platform</text:span> from which such techniques can be transferred into clinical practice. </text:p>
      <text:p text:style-name="P24"/>
      <text:p text:style-name="P41">Keywords</text:p>
      <text:p text:style-name="P44">cochlear inflammation; lipopolysaccharide; MRI; vascular permeability; ultrasmall superparamag-netic iron oxide; blood-labyrinth barrier; Python; Software; Statistical Analysis; Pandas LIbrarry </text:p>
      <text:p text:style-name="P42"/>
      <text:p text:style-name="P43"><text:soft-page-break/>Introduction </text:p>
      <text:p text:style-name="P42"/>
      <text:p text:style-name="P20"/>
      <text:p text:style-name="P20">Implementation and architecture</text:p>
      <text:p text:style-name="P15"/>
      <text:p text:style-name="P53">This project used Python and python data analysis library Pandas in order to parse, structure and analyse the large MRI datasets obtained during the project. </text:p>
      <text:p text:style-name="P53"/>
      <text:p text:style-name="P27"><text:span text:style-name="T24">Each file was around 7 kilobytes in size and in total there are 200 files making the dataset around 1.4 gigabytes. Each file was labelled according to a specific ID. </text:span><text:span text:style-name="T27">Each file contained the unstructured or "raw" values for inputs </text:span><text:span text:style-name="T28"><text:s/>inputs (time after fixed captures in seconds and arterial input function values) and outputs (K <text:s/>trans value, pixel enhancement averages along time, pixel enhancement STD value along time and values for the diffusion coefficient). </text:span></text:p>
      <text:p text:style-name="P59"/>
      <text:p text:style-name="P59">Filenames contained a number followed by a 'D' for 'Day' and another number. The first number referred to the number of images taken of the animal and the second number referred to the number of days after treatment or non-treatment. </text:p>
      <text:p text:style-name="P59"/>
      <text:p text:style-name="P28"><text:span text:style-name="T28">The values in the 'raw' file consist of strings which be</text:span><text:span text:style-name="T29">ga</text:span><text:span text:style-name="T28">n with the characters '</text:span><text:span text:style-name="T24">local-cochlea-bm.mha'. </text:span><text:span text:style-name="T25">These characters were used to identify a new line and the beginning of a new label. </text:span></text:p>
      <text:p text:style-name="P55"/>
      <text:p text:style-name="P30"><text:span text:style-name="T24">"</text:span><text:span text:style-name="T25">local-cochlea-bm.mha_ktrans_294_0</text:span><text:span text:style-name="T24">"</text:span></text:p>
      <text:p text:style-name="P61"/>
      <text:p text:style-name="P28"><text:span text:style-name="T25">Each label consisted the characters which were followed by an input label or output label, ID1 and ID2 which were separated by underscores ('_'). T</text:span><text:span text:style-name="T24">he first ID referring to either the right ear (ID tag: 294) or left ear (ID tag: 295) and finally the height of the inner ear being analysed which ranges from 0 to 7. </text:span></text:p>
      <text:p text:style-name="P56">The initial clean up of the file consisted of a code which separated values via the delimiter ",", removed blank lines and sentences which started with a '#'. Labels were then identified using Python's str.find method and grouped into lists corresponding one of the outputs or input labels. </text:p>
      <text:p text:style-name="P56"/>
      <text:p text:style-name="P56">Lists were managed, indexed, sorted and converted to floats using Pandas dataframe. the pandas.Dataframe is a </text:p>
      <text:p text:style-name="P56"><text:tab/></text:p>
      <text:p text:style-name="P31"><text:span text:style-name="T30"><text:tab/>"</text:span><text:span text:style-name="T32">Two-dimensional size-mutable, potentially heterogeneous tabular data structure with labeled axes (rows and columns). Arithmetic operations align on both row and column labels. Can be thought of as a dict-like container for Series objects</text:span><text:span text:style-name="T30">"</text:span><text:span text:style-name="T31"> (YO REFERENCE THIS http://pandas.pydata.org/pandas-docs/stable/generated/pandas.DataFrame.html) </text:span></text:p>
      <text:p text:style-name="P54"/>
      <text:p text:style-name="P29"><text:soft-page-break/><text:span text:style-name="T24">Visualisation of the project data was achieved using a plotting library called matplotlib and </text:span><text:span text:style-name="T26">an "example(?) </text:span><text:span text:style-name="T24">analysis was completed using the SciPy library</text:span><text:span text:style-name="T26">. </text:span></text:p>
      <text:p text:style-name="P25"/>
      <text:p text:style-name="P58"/>
      <text:p text:style-name="P25"/>
      <text:p text:style-name="P60"/>
      <text:p text:style-name="P62"/>
      <text:p text:style-name="P20"/>
      <text:p text:style-name="P40">Quality control </text:p>
      <text:p text:style-name="P64"><text:span text:style-name="T13">-</text:span><text:span text:style-name="T2"> TALK ABOUT PANDAS TESTING </text:span></text:p>
      <text:p text:style-name="P64"><text:span text:style-name="T2">- TESTING OF THAT ONE MAIN FUNCTION WITH TIDYING UP </text:span></text:p>
      <text:p text:style-name="P65"><text:span text:style-name="T2">- MAYBE MENTION THE PATHWAY THING IF YOU INTEND TO KEEP IT </text:span></text:p>
      <text:p text:style-name="P40">(2) Availability </text:p>
      <text:p text:style-name="P22"/>
      <text:p text:style-name="P22">Operating system</text:p>
      <text:p text:style-name="P6">Ubuntu 16.04 LTS</text:p>
      <text:p text:style-name="P16"><text:s/></text:p>
      <text:p text:style-name="P22">Programming language</text:p>
      <text:p text:style-name="P8">Python 2.7.12</text:p>
      <text:p text:style-name="P16"/>
      <text:p text:style-name="P22">Additional system requirements</text:p>
      <text:p text:style-name="P9">N/A</text:p>
      <text:p text:style-name="P10"/>
      <text:p text:style-name="P22">Dependencies</text:p>
      <text:p text:style-name="P7">Pandas version : u'0.18.1</text:p>
      <text:p text:style-name="P23"/>
      <text:p text:style-name="P22">List of contributors</text:p>
      <text:p text:style-name="P12">N/A</text:p>
      <text:p text:style-name="P3"/>
      <text:p text:style-name="P22">Software location:</text:p>
      <text:p text:style-name="P36"><text:span text:style-name="T17">Archive</text:span><text:span text:style-name="T15"> </text:span></text:p>
      <text:p text:style-name="P32"><text:span text:style-name="T17">Name:</text:span><text:span text:style-name="T15"> </text:span><text:span text:style-name="T6">BibianaLee-medsci736</text:span></text:p>
      <text:p text:style-name="P33"><text:span text:style-name="T17">Persistent identifier:</text:span><text:span text:style-name="T15"> </text:span><text:span text:style-name="T16">https://github.com/UOA-MEDSCI-736/BibianaLee-medsci736</text:span></text:p>
      <text:p text:style-name="P32"><text:span text:style-name="T17">Licence: </text:span><text:span text:style-name="T8">MIT license </text:span></text:p>
      <text:p text:style-name="P32"><text:span text:style-name="T17">Publisher</text:span><text:span text:style-name="T7">: </text:span><text:span text:style-name="T8">Bibiana Lee</text:span></text:p>
      <text:p text:style-name="P32"><text:span text:style-name="T17">Version published:</text:span><text:span text:style-name="T9"> </text:span><text:span text:style-name="T10">1</text:span></text:p>
      <text:p text:style-name="P32"><text:span text:style-name="T17">Date published: </text:span><text:span text:style-name="T5">dd/mm/yy</text:span></text:p>
      <text:p text:style-name="P34"/>
      <text:p text:style-name="P36"><text:span text:style-name="T14">Code repository</text:span><text:span text:style-name="T15"> (e.g. SourceForge, GitHub etc.) (required) </text:span></text:p>
      <text:p text:style-name="P33"><text:span text:style-name="T17">Name:</text:span><text:span text:style-name="T15"> </text:span><text:span text:style-name="T6">BibianaLee-medsci736</text:span></text:p>
      <text:p text:style-name="P33"><text:span text:style-name="T17">Persistent identifier:</text:span><text:span text:style-name="T15"> </text:span><text:span text:style-name="T16">https://github.com/UOA-MEDSCI-736/BibianaLee-medsci736</text:span></text:p>
      <text:p text:style-name="P33"><text:span text:style-name="T17">Licence: </text:span><text:span text:style-name="T8">MIT license </text:span></text:p>
      <text:p text:style-name="P33"><text:span text:style-name="T17">Publisher</text:span><text:span text:style-name="T7">: </text:span><text:span text:style-name="T8">Bibiana Lee</text:span></text:p>
      <text:p text:style-name="P33"><text:span text:style-name="T17">Version published:</text:span><text:span text:style-name="T9"> </text:span><text:span text:style-name="T10">1</text:span></text:p>
      <text:p text:style-name="P33"><text:span text:style-name="T7">Date published: </text:span><text:span text:style-name="T5">dd/mm/yy</text:span></text:p>
      <text:p text:style-name="P34"/>
      <text:p text:style-name="P35"/>
      <text:p text:style-name="P22">Language</text:p>
      <text:p text:style-name="P13">New Zealand English</text:p>
      <text:p text:style-name="P14"/>
      <text:p text:style-name="P20"/>
      <text:p text:style-name="P40">(3) Reuse potential </text:p>
      <text:p text:style-name="P14">Please describe in as much detail as possible the ways in which the software could be reused by other researchers both within and outside of your field. This should include the use cases for the software, and also details of how the software might be modified or extended (including how contributors should contact you) if appropriate. Also you must include details of what support mechanisms are in place for this software (even if there is no support).</text:p>
      <text:p text:style-name="P23"/>
      <text:p text:style-name="P20"/>
      <text:p text:style-name="P40">Acknowledgements</text:p>
      <text:p text:style-name="P17">Please add any relevant acknowledgements to anyone else who supported the project in which the software was created, but did not work directly on the software itself.</text:p>
      <text:p text:style-name="P23"/>
      <text:p text:style-name="P20">Funding statement </text:p>
      <text:p text:style-name="P66"><text:bookmark text:name="OLE_LINK9"/><text:bookmark text:name="OLE_LINK10"/>Vice Chancellor’s Strategic Development Fund (University of Auckland 2015)</text:p>
      <text:p text:style-name="P23"/>
      <text:p text:style-name="P20">Competing interests </text:p>
      <text:p text:style-name="P18"><text:span text:style-name="T19">The authors declare no competing interests</text:span><text:span text:style-name="T21"> </text:span></text:p>
      <text:p text:style-name="P23"/>
      <text:p text:style-name="P24"><text:span text:style-name="T22">References </text:span><text:span text:style-name="T23">- HARVARD DUDE </text:span></text:p>
      <text:p text:style-name="P39"/>
      <text:p text:style-name="P5"><text:span text:style-name="T11">[1] <text:tab/>Piwowar, H A 2011 Who Shares? Who Doesn't? Factors Associated with Openly Archiving Raw Research Data. </text:span><text:span text:style-name="T12">PLoS ONE</text:span><text:span text:style-name="T11"> 6(7): e18657. DOI: </text:span><text:span text:style-name="mini"><text:span text:style-name="T4">http://dx.doi.org/</text:span></text:span><text:span text:style-name="T11">10.1371/journal.pone.0018657.</text:span></text:p>
      <text:h text:style-name="P63" text:outline-level="3"/>
      <text:h text:style-name="P63" text:outline-level="3"/>
      <text:p text:style-name="P38"/>
      <text:p text:style-name="P19"/>
      <text:p text:style-name="P19">Copyright Notice</text:p>
      <text:p text:style-name="P24">Authors who publish with this journal agree to the following terms:</text:p>
      <text:p text:style-name="P24"/>
      <text:p text:style-name="Standard"><text:span text:style-name="T18">Authors retain copyright </text:span><text:bookmark text:name="_GoBack"/><text:span text:style-name="T18">with the work simultaneously licensed under a </text:span><text:a xlink:type="simple" xlink:href="http://creativecommons.org/licenses/by/3.0/" text:style-name="Internet_20_link" text:visited-style-name="Visited_20_Internet_20_Link"><text:span text:style-name="T18">Creative Commons Attribution License</text:span></text:a><text:span text:style-name="T18"> that allows others to share the work with an acknowledgement of the work's authorship and initial publication in this journal.</text:span></text:p>
      <text:p text:style-name="P24"/>
      <text:p text:style-name="P24">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24"/>
      <text:p text:style-name="P24">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AU"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a6a6a6" style:font-name="Calibri" fo:language="en" fo:country="AU"/>
    </style:style>
    <style:style style:name="MP2" style:family="paragraph" style:parent-style-name="Footer">
      <style:paragraph-properties fo:margin-left="0.635cm" fo:margin-right="0cm" fo:text-indent="0cm" style:auto-text-indent="false"/>
    </style:style>
    <style:style style:name="MP3" style:family="paragraph" style:parent-style-name="Footer">
      <style:text-properties fo:language="en" fo:country="AU"/>
    </style:style>
    <style:style style:name="MT1" style:family="text">
      <style:text-properties fo:color="#a6a6a6" fo:language="en" fo:country="AU"/>
    </style:style>
    <style:style style:name="MT2" style:family="text">
      <style:text-properties fo:color="#0000ff" fo:language="en" fo:country="AU"/>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 736 software paper template version 0.1</text:p>
      </style:header>
      <style:footer>
        <text:p text:style-name="MP2"><text:span text:style-name="MT1">This template is modified from </text:span><text:a xlink:type="simple" xlink:href="https://s3-eu-west-1.amazonaws.com/ubiquity-partner-network/up/journal/jors/jors_sw_paper_template_0-2.docx" text:style-name="Internet_20_link" text:visited-style-name="Visited_20_Internet_20_Link"><text:span text:style-name="MT2">jors_sw_paper_template_0-2.docx</text:span></text:a><text:span text:style-name="MT1"> The original document was made available by CC-BY Journal of Open Research Software. The current version is licenced under CC-BY 4.0 MEDSCI 736 University of Auckland.</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18</meta:editing-cycles>
    <meta:creation-date>2016-07-18T02:28:00</meta:creation-date>
    <dc:date>2016-10-18T12:22:50.268072121</dc:date>
    <meta:editing-duration>PT37M58S</meta:editing-duration>
    <meta:generator>LibreOffice/5.1.4.2$Linux_X86_64 LibreOffice_project/10m0$Build-2</meta:generator>
    <meta:document-statistic meta:table-count="0" meta:image-count="0" meta:object-count="0" meta:page-count="7" meta:paragraph-count="82" meta:word-count="1001" meta:character-count="6764" meta:non-whitespace-character-count="58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